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Table_20_Heading">
      <style:text-properties fo:font-size="11pt" fo:font-style="normal" style:font-size-asian="11pt" style:font-style-asian="normal" style:font-size-complex="11pt" style:font-style-complex="normal"/>
    </style:style>
    <style:style style:name="P4" style:family="paragraph" style:parent-style-name="Table_20_Contents">
      <style:paragraph-properties fo:text-align="center" style:justify-single-word="false"/>
      <style:text-properties fo:font-size="11pt" style:font-size-asian="11pt" style:font-size-complex="11pt"/>
    </style:style>
    <style:style style:name="P5"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Text_20_body_20_indent">
      <style:paragraph-properties fo:margin-left="0cm" fo:margin-right="0cm" fo:line-height="100%" fo:text-indent="0cm" style:auto-text-indent="false"/>
      <style:text-properties fo:font-size="12pt" style:font-size-asian="12pt" style:font-size-complex="12pt"/>
    </style:style>
    <style:style style:name="P9" style:family="paragraph" style:parent-style-name="Text_20_body_20_indent">
      <style:paragraph-properties fo:margin-left="0cm" fo:margin-right="0cm" fo:line-height="100%" fo:text-indent="0cm" style:auto-text-indent="false"/>
      <style:text-properties style:font-name="Times New Roman" fo:font-size="12pt" style:font-size-asian="12pt" style:font-size-complex="12pt"/>
    </style:style>
    <style:style style:name="P10"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style>
    <style:style style:name="P11"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Times New Roman" fo:font-size="12pt" style:font-size-asian="12pt" style:font-size-complex="12pt"/>
    </style:style>
    <style:style style:name="P12" style:family="paragraph" style:parent-style-name="Text_20_body_20_indent">
      <style:paragraph-properties fo:margin-left="0cm" fo:margin-right="0cm" fo:line-height="100%" fo:text-indent="-0.026cm" style:auto-text-indent="false">
        <style:tab-stops/>
      </style:paragraph-properties>
      <style:text-properties style:font-name="Times New Roman" fo:font-size="12pt" style:font-size-asian="12pt" style:font-size-complex="12pt"/>
    </style:style>
    <style:style style:name="P13" style:family="paragraph" style:parent-style-name="Standard">
      <style:paragraph-properties fo:margin-left="-0.026cm" fo:margin-right="0cm" fo:text-align="justify" style:justify-single-word="false" fo:orphans="0" fo:widows="0" fo:text-indent="0cm" style:auto-text-indent="false" style:text-autospace="none">
        <style:tab-stops/>
      </style:paragraph-properties>
      <style:text-properties fo:font-size="12pt" fo:font-weight="bold" style:font-size-asian="12pt" style:font-weight-asian="bold" style:font-size-complex="12pt" style:font-weight-complex="bold"/>
    </style:style>
    <style:style style:name="P14"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fo:font-size="12pt" fo:language="es" fo:country="ES" fo:font-weight="bold" style:font-size-asian="12pt" style:font-weight-asian="bold" style:font-size-complex="12pt" style:font-weight-complex="bold"/>
    </style:style>
    <style:style style:name="P15" style:family="paragraph" style:parent-style-name="Heading_20_1">
      <style:paragraph-properties fo:margin-left="0cm" fo:margin-right="0cm" fo:text-align="start" style:justify-single-word="false" fo:text-indent="-0.026cm" style:auto-text-indent="false">
        <style:tab-stops/>
      </style:paragraph-properties>
    </style:style>
    <style:style style:name="P16" style:family="paragraph" style:parent-style-name="Standard">
      <style:paragraph-properties fo:margin-left="0cm" fo:margin-right="0cm" fo:orphans="0" fo:widows="0" fo:text-indent="-0.026cm" style:auto-text-indent="false" style:text-autospace="none">
        <style:tab-stops/>
      </style:paragraph-properties>
      <style:text-properties fo:font-size="12pt" style:font-size-asian="12pt" style:font-size-complex="12pt"/>
    </style:style>
    <style:style style:name="P17" style:family="paragraph" style:parent-style-name="Recuo_20_de_20_corpo_20_de_20_texto_20_2">
      <style:paragraph-properties fo:margin-left="0cm" fo:margin-right="0cm" fo:text-indent="-0.026cm" style:auto-text-indent="false">
        <style:tab-stops/>
      </style:paragraph-properties>
      <style:text-properties style:font-size-complex="12pt"/>
    </style:style>
    <style:style style:name="P18" style:family="paragraph" style:parent-style-name="Standard">
      <style:paragraph-properties fo:margin-left="0cm" fo:margin-right="0cm" fo:orphans="0" fo:widows="0" fo:text-indent="-0.026cm" style:auto-text-indent="false" style:text-autospace="none">
        <style:tab-stops/>
      </style:paragraph-properties>
    </style:style>
    <style:style style:name="P19" style:family="paragraph" style:parent-style-name="Standard">
      <style:paragraph-properties fo:margin-left="0cm" fo:margin-right="0cm" fo:orphans="0" fo:widows="0" fo:text-indent="-0.026cm" style:auto-text-indent="false" style:text-autospace="none">
        <style:tab-stops/>
      </style:paragraph-properties>
      <style:text-properties fo:font-size="12pt" fo:font-weight="bold" style:font-size-asian="12pt" style:font-weight-asian="bold"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fo:font-weight="normal" style:font-weight-asian="normal" style:font-weight-complex="normal"/>
    </style:style>
    <style:style style:name="T4" style:family="text">
      <style:text-properties style:font-name="Times New Roman"/>
    </style:style>
    <style:style style:name="T5" style:family="text">
      <style:text-properties style:font-name="Times New Roman"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Times New Roman" fo:font-size="12pt" fo:font-weight="bold" style:font-size-asian="12pt" style:font-weight-asian="bold" style:font-size-complex="12pt" style:font-weight-complex="bold"/>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weight="bold" style:font-size-asian="12pt" style:font-weight-asian="bold" style:font-size-complex="12pt"/>
    </style:style>
    <style:style style:name="T14" style:family="text">
      <style:text-properties style:font-name="Times New Roman" fo:font-size="12pt" style:font-size-asian="12pt"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órico</text:p>
      <text:p text:style-name="P2"/>
      <table:table table:name="Tabela1" table:style-name="Tabela1">
        <table:table-column table:style-name="Tabela1.A" table:number-columns-repeated="3"/>
        <table:table-column table:style-name="Tabela1.D"/>
        <table:table-header-rows>
          <table:table-row>
            <table:table-cell table:style-name="Tabela1.A1" office:value-type="string">
              <text:p text:style-name="P3">Versão</text:p>
            </table:table-cell>
            <table:table-cell table:style-name="Tabela1.A1" office:value-type="string">
              <text:p text:style-name="P3">Última Mudança</text:p>
            </table:table-cell>
            <table:table-cell table:style-name="Tabela1.A1" office:value-type="string">
              <text:p text:style-name="P3">Responsáveis</text:p>
            </table:table-cell>
            <table:table-cell table:style-name="Tabela1.D1" office:value-type="string">
              <text:p text:style-name="P3">Descrição</text:p>
            </table:table-cell>
          </table:table-row>
        </table:table-header-rows>
        <table:table-row>
          <table:table-cell table:style-name="Tabela1.A2" office:value-type="string">
            <text:p text:style-name="P4">0.1</text:p>
          </table:table-cell>
          <table:table-cell table:style-name="Tabela1.A2" office:value-type="string">
            <text:p text:style-name="P4">08/06/2006</text:p>
          </table:table-cell>
          <table:table-cell table:style-name="Tabela1.A2" office:value-type="string">
            <text:p text:style-name="P4">A1,A2,A11,A12,A13,A14 e A7(Gerente)</text:p>
          </table:table-cell>
          <table:table-cell table:style-name="Tabela1.D2" office:value-type="string">
            <text:p text:style-name="P4">Revisão dos casos de uso</text:p>
          </table:table-cell>
        </table:table-row>
      </table:table>
      <text:p text:style-name="P2"/>
      <text:p text:style-name="P5"/>
      <text:p text:style-name="P5"/>
      <text:p text:style-name="P5">ESPECIFICAÇÃO DOS CASOS DE USO DEFESA</text:p>
      <text:p text:style-name="P5"/>
      <text:p text:style-name="P5">Preâmbulo </text:p>
      <text:p text:style-name="P6"/>
      <text:p text:style-name="P6">Defesa refere-se à tese de doutorado ou à dissertação, que envolve várias normas a serem seguidas. Cada instituição possui as suas próprias regras. Neste documento estão descritos os casos de uso pertinentes aos serviços prestados pelo sistema para auxiliar a gerência do Acompanhamento do Processo de Defesa.</text:p>
      <text:p text:style-name="P5"/>
      <text:p text:style-name="P5"/>
      <text:p text:style-name="P5">1 - Caso de Uso P.D.1 - Registrar Previsão de Defesa</text:p>
      <text:p text:style-name="P5">ID: P.D.1</text:p>
      <text:p text:style-name="P5">Atores: <text:span text:style-name="T1">Coordenação</text:span></text:p>
      <text:p text:style-name="P7"/>
      <text:p text:style-name="P8"><text:span text:style-name="T2">Propósito:</text:span><text:span text:style-name="T1"> </text:span><text:span text:style-name="T3">Este caso de uso tem como função registrar previsão</text:span><text:span text:style-name="T1"> de </text:span><text:span text:style-name="T4">defesa.</text:span></text:p>
      <text:p text:style-name="P9"/>
      <text:p text:style-name="P6"><text:span text:style-name="T5">Descrição: </text:span>A Coordenação deverá fornecer a data, o horário e o local da defesa. Adicionalmente ela deve fornecer o título e a data da entrega da versão para a banca examinadora. Tais datas poderão ser alteradas. Imprevistos podem postergar ou antecipar este evento.</text:p>
      <text:p text:style-name="P5"><text:s text:c="6"/></text:p>
      <text:p text:style-name="P5">1.1<text:tab/>Fluxo Básico</text:p>
      <text:p text:style-name="P5"><text:tab/></text:p>
      <text:p text:style-name="P10"><text:span text:style-name="T6">01 <text:s/>Iniciar caso de uso </text:span><text:span text:style-name="T7">Selecionar Aluno</text:span><text:span text:style-name="T6">;</text:span></text:p>
      <text:p text:style-name="P10"><text:span text:style-name="T6">02 <text:s/>Iniciar caso de uso </text:span><text:span text:style-name="T7">Selecionar Banca</text:span><text:span text:style-name="T6">;</text:span></text:p>
      <text:p text:style-name="P6">03 <text:s/>Coordenação preenche as informações para Registar Previsão de Defesa;</text:p>
      <text:p text:style-name="P6">04 <text:s/>Coordenação requisita a confirmação da operação;</text:p>
      <text:p text:style-name="P6">05 <text:s/>Sistema confirma a operação e envia as informações necessárias para o grupo.</text:p>
      <text:p text:style-name="P5"/>
      <text:p text:style-name="P5">1.2<text:tab/>Fluxo Alternativo</text:p>
      <text:p text:style-name="P6"/>
      <text:p text:style-name="P6">No item 04, caso o Aluno não tenha recomendação formal do orientador o caso de uso termina;</text:p>
      <text:p text:style-name="P6">No item 04, caso o Aluno não foi aprovado em exame de qualificação, quando exigido, o caso de uso termina;</text:p>
      <text:p text:style-name="P6">No item 04, caso o Aluno não foi aprovado em exame de suficiência em língua(s) estrangeira(s), o caso de uso termina;</text:p>
      <text:p text:style-name="P6">No item 04, caso o Aluno não tenha atendido as determinações referentes a produção intelectual, o caso de uso termina;</text:p>
      <text:p text:style-name="P6">No item 04, caso o Aluno não tenha obtido créditos em disciplinas e/ou atividades complementares, o caso de uso termina.</text:p>
      <text:p text:style-name="P6"/>
      <text:p text:style-name="P10"><text:span text:style-name="T8">Referência: </text:span><text:span text:style-name="T6">RN 5.1, RN 5.2, RN 5.3, RN 5.4, RN 5.5.</text:span></text:p>
      <text:p text:style-name="P5"/>
      <text:p text:style-name="P5"/>
      <text:p text:style-name="P5">2 - Caso de Uso P.D.2 - Registrar Alteração de Previsão da Defesa</text:p>
      <text:p text:style-name="P5">ID: P.D.2</text:p>
      <text:p text:style-name="P5">Atores: <text:span text:style-name="T1">Coordenação</text:span></text:p>
      <text:p text:style-name="P7"/>
      <text:p text:style-name="P8"><text:span text:style-name="T2">Propósito:</text:span><text:span text:style-name="T1"> </text:span><text:span text:style-name="T3">Este caso de uso tem como função alterar previsões de defesa</text:span><text:span text:style-name="T4">.</text:span></text:p>
      <text:p text:style-name="P9"/>
      <text:p text:style-name="P11"><text:span text:style-name="T2">Descrição: </text:span>A Coordenação poderá alterar previsões de defesa. Cada alteração deve ter seu motivo. O sistema pode ter categorias de motivos pré-cadastrados e algumas dessas categorias podem exigir inclusão de arquivos que descrevem o motivo mais explicitamente.</text:p>
      <text:p text:style-name="P12"/>
      <text:p text:style-name="P5">2.1<text:tab/>Fluxo Básico</text:p>
      <text:p text:style-name="P6"/>
      <text:p text:style-name="P10"><text:span text:style-name="T6">01 <text:s/>Iniciar caso de uso </text:span><text:span text:style-name="T7">Selecionar Aluno</text:span><text:span text:style-name="T6">;</text:span></text:p>
      <text:p text:style-name="P6">02 <text:s/>Coordenação entra com a nova data de Previsão de Defesa;</text:p>
      <text:p text:style-name="P6">03 <text:s/>Coordenação informa a categoria do motivo da alteração;</text:p>
      <text:p text:style-name="P6">04 <text:s/>Coordenação requisita a confirmação da operação;</text:p>
      <text:p text:style-name="P6">05 <text:s/>Sistema confirma a operação.</text:p>
      <text:p text:style-name="P6"/>
      <text:p text:style-name="P5">2.2<text:tab/>Fluxo Alternativo</text:p>
      <text:p text:style-name="P5"><text:tab/></text:p>
      <text:p text:style-name="P6">No item 03, caso o aluno ultrapasse o prazo máximo de prorrogação, o caso de uso termina.</text:p>
      <text:p text:style-name="P5"/>
      <text:p text:style-name="P10"><text:span text:style-name="T8">Referência: </text:span><text:span text:style-name="T6">Não se aplica.</text:span></text:p>
      <text:p text:style-name="P5"/>
      <text:p text:style-name="P5"/>
      <text:p text:style-name="P5">3 - Caso de Uso P.D.3 - Registrar Resultado de Defesa</text:p>
      <text:p text:style-name="P5">ID: P.D.3</text:p>
      <text:p text:style-name="P5">Atores: <text:span text:style-name="T1">Coordenação</text:span></text:p>
      <text:p text:style-name="P7"/>
      <text:p text:style-name="P8"><text:span text:style-name="T2">Propósito:</text:span><text:span text:style-name="T1"> </text:span><text:span text:style-name="T3">Este caso de uso tem como função r</text:span><text:span text:style-name="T1">egistrar o resultado da defesa</text:span><text:span text:style-name="T4">.</text:span></text:p>
      <text:p text:style-name="P9"/>
      <text:p text:style-name="P6"><text:span text:style-name="T5">Descrição: </text:span>Ao registrar o resultado da defesa, a Coordenação deverá informar a matrícula do Aluno e a data de realização da defesa, a qual deve concordar com a última alteração da previsão de defesa descrito no caso de uso Registrar Previsão de Defesa.</text:p>
      <text:p text:style-name="P5"/>
      <text:p text:style-name="P5">3.1<text:tab/>Fluxo Básico</text:p>
      <text:p text:style-name="P5"/>
      <text:p text:style-name="P6">01 <text:s/>Iniciar o caso de uso Selecionar Trabalho;</text:p>
      <text:p text:style-name="P6">02 <text:s/>Coordenação preenche as informações necessárias para Registrar Defesa;</text:p>
      <text:p text:style-name="P6">03 <text:s/>Coordenação requisita a confirmação da operação;</text:p>
      <text:p text:style-name="P6">04 <text:s/>Sistema confirma a operação.</text:p>
      <text:p text:style-name="P5"/>
      <text:p text:style-name="P5">3.2<text:tab/>Fluxo Alternativo</text:p>
      <text:p text:style-name="P5"/>
      <text:p text:style-name="P6">No item 03, o sistema exibe mensagem contendo campos obrigatórios que não foram preenchidos e aqueles contendo informações inconsistentes, o sistema sugere que sejam fornecidas e alteradas, respectivamente.</text:p>
      <text:p text:style-name="P5"/>
      <text:p text:style-name="P10"><text:span text:style-name="T8">Referência: </text:span><text:span text:style-name="T6">RN 4.5, RN 5.13, RN 5.14, RN 5.15, RN 13.1, RN 13.2, RN 13.3, RN15.1, RN15.2.</text:span></text:p>
      <text:p text:style-name="P5"/>
      <text:p text:style-name="P5"/>
      <text:p text:style-name="P5">4 - Caso de Uso P.D.4 – Alterar Resultado de Defesa</text:p>
      <text:p text:style-name="P5">ID: P.D.4</text:p>
      <text:p text:style-name="P6"><text:span text:style-name="T2"><text:tab/>Atores: </text:span><text:span text:style-name="T1">Coordenação</text:span></text:p>
      <text:p text:style-name="P7"/>
      <text:p text:style-name="P8"><text:span text:style-name="T2">Propósito:</text:span><text:span text:style-name="T1"> </text:span><text:span text:style-name="T3">Este caso de uso tem como função a</text:span><text:span text:style-name="T1">lterar resultado de defesa</text:span><text:span text:style-name="T4">.</text:span></text:p>
      <text:p text:style-name="P9"/>
      <text:p text:style-name="P6"><text:span text:style-name="T5">Descrição: </text:span>Permite, ao Coordenador, alterar os possíveis estados do resultado da defesa, que são: aprovado, pendente (correções foram solicitadas) e reprovado. Quando o estado do aluno for pendente, ele terá um prazo para fazer as correções. Depois da entrega das correções esse estado poderá ser alterado para aprovado ou reprovado. O resultado final, nesse caso, será condicionado ao fornecimento do resultado por parte do coordenador.</text:p>
      <text:p text:style-name="P13"/>
      <text:p text:style-name="P5">4.1<text:tab/>Fluxo Básico</text:p>
      <text:p text:style-name="P5"/>
      <text:p text:style-name="P6">01 <text:s/>Coordenador preenche as informações necessárias para Alterar Defesa;</text:p>
      <text:p text:style-name="P6">02 <text:s/>Coordenador requisita a confirmação da operação;</text:p>
      <text:p text:style-name="P6">03 <text:s/>Sistema confirma a operação.</text:p>
      <text:p text:style-name="P5"/>
      <text:p text:style-name="P5">4.2<text:tab/>Fluxo Alternativo</text:p>
      <text:p text:style-name="P6"/>
      <text:p text:style-name="P6">No item 02, o sistema exibe mensagem contendo campos obrigatórios que não foram preenchidos e aqueles contendo informações inconsistentes, o sistema sugere que sejam fornecidas e alteradas, respectivamente.</text:p>
      <text:p text:style-name="P6"/>
      <text:p text:style-name="P10"><text:span text:style-name="T8">Referência:</text:span><text:span text:style-name="T9"> RN 4.5, </text:span><text:span text:style-name="T6">RN 5.13, RN 5.14, RN 5.15, RN 13.1, RN 13.2, RN 13.3, RN15.1, RN15.2.</text:span></text:p>
      <text:p text:style-name="P5"/>
      <text:p text:style-name="P5"/>
      <text:p text:style-name="P5">5 - Caso de Uso P.D.5 - Registrar Ata</text:p>
      <text:p text:style-name="P5">ID: P.D.5</text:p>
      <text:p text:style-name="P6"><text:span text:style-name="T2">Atores: </text:span><text:span text:style-name="T1">Coordenação</text:span></text:p>
      <text:p text:style-name="P7"/>
      <text:p text:style-name="P8"><text:span text:style-name="T2">Propósito:</text:span><text:span text:style-name="T1"> </text:span><text:span text:style-name="T3">Este caso de uso tem como função r</text:span><text:span text:style-name="T1">egistrar ata referente a uma defesa</text:span><text:span text:style-name="T4">.</text:span></text:p>
      <text:p text:style-name="P9"/>
      <text:p text:style-name="P6"><text:span text:style-name="T5">Descrição: </text:span>A Coordenação deve registrar a Ata referente à defesa em questão. Essa Ata terá um responsável pela mesma.</text:p>
      <text:p text:style-name="P6"/>
      <text:p text:style-name="P5">5.1<text:tab/>Fluxo Básico</text:p>
      <text:p text:style-name="P5"/>
      <text:p text:style-name="P10"><text:span text:style-name="T6">01 <text:s/>Iniciar caso de uso </text:span><text:span text:style-name="T7">Inserir Arquivo (arquivo correspondente à Ata)</text:span><text:span text:style-name="T6">;</text:span></text:p>
      <text:p text:style-name="P6">02 <text:s/>Coordenação preenche as informações necessárias do responsável pela Ata;</text:p>
      <text:p text:style-name="P6">03 <text:s/>Coordenação requisita a confirmação da operação;</text:p>
      <text:p text:style-name="P6">04 <text:s/>Sistema confirma a operação.</text:p>
      <text:p text:style-name="P6"/>
      <text:p text:style-name="P5">5.2<text:tab/>Fluxo Alternativo</text:p>
      <text:p text:style-name="P5"/>
      <text:p text:style-name="P6">No item 03, o sistema exibe mensagem contendo campos obrigatórios que não foram preenchidos e aqueles contendo informações inconsistentes, o sistema sugere que sejam fornecidas e alteradas, respectivamente.</text:p>
      <text:p text:style-name="P5"/>
      <text:p text:style-name="P10"><text:span text:style-name="T8">Referência: </text:span><text:span text:style-name="T6">Não se aplica.</text:span></text:p>
      <text:p text:style-name="P5"/>
      <text:p text:style-name="P5"/>
      <text:p text:style-name="P5">6 - Caso de Uso P.D.6 – Editar Banca</text:p>
      <text:p text:style-name="P5">ID: P.D.6</text:p>
      <text:p text:style-name="P6"><text:span text:style-name="T2">Atores:</text:span><text:span text:style-name="T1"> Aluno e Participante</text:span></text:p>
      <text:p text:style-name="P7"/>
      <text:p text:style-name="P8"><text:span text:style-name="T2">Propósito:</text:span><text:span text:style-name="T1"> </text:span><text:span text:style-name="T3">Este caso de uso tem como função registrar uma sugestão de nomes para banca</text:span><text:span text:style-name="T4">.</text:span></text:p>
      <text:p text:style-name="P9"/>
      <text:p text:style-name="P10"><text:span text:style-name="T10">Descrição: </text:span><text:span text:style-name="T11">O Aluno e o seu respectivo Orientador, conjuntamente, elaboram uma lista de nomes sugeridos para composição de banca, que pode ser tanto de exame de qualificação quanto de defesa de dissertação/tese. Eletronicamente, esta lista será recebida apenas quando o orientador em questão avalizar a lista, o que é realizado através do caso de uso </text:span><text:span text:style-name="T12">Validar sugestão de banca. </text:span><text:span text:style-name="T11">Os membros da banca, caso não façam parte do cadastro junto ao CCPFJ, serão registrados como contato. Contato é uma espécie de pré-cadastro no CCPFJ no qual apenas alguns dados como nome e e-mail são suficientes. Em momento oportuno no futuro, se for o caso, um contato é registrado como pessoa física.</text:span></text:p>
      <text:p text:style-name="P5"/>
      <text:p text:style-name="P5">6.1<text:tab/>Fluxo Básico</text:p>
      <text:p text:style-name="P5"/>
      <text:p text:style-name="P10"><text:span text:style-name="T6">01 <text:s/>Iniciar o caso de uso </text:span><text:span text:style-name="T7">Selecionar Membro da Banca</text:span><text:span text:style-name="T6">;</text:span></text:p>
      <text:p text:style-name="P6">02 <text:s/>Aluno/Participante requisita a confirmação da operação;</text:p>
      <text:p text:style-name="P12">03 Sistema confirma a operação, disponibilizando para que a CPG valide os membros da banca.</text:p>
      <text:p text:style-name="P6"/>
      <text:p text:style-name="P5">6.2<text:tab/>Fluxo Alternativo</text:p>
      <text:p text:style-name="P5"><text:tab/></text:p>
      <text:p text:style-name="P6">No item 01, caso o membro não possua título de doutor ou equivalente, o caso de uso termina. </text:p>
      <text:p text:style-name="P6">No item 02, caso não tenha selecionado o número de examinadores exigidos, o caso de uso termina.</text:p>
      <text:p text:style-name="P6"/>
      <text:p text:style-name="P10"><text:span text:style-name="T8">Referência: </text:span><text:span text:style-name="T9">RN 5.7, RN 5.8, RN 5.9, RN 5.10, RN 5.11.</text:span></text:p>
      <text:p text:style-name="P6"/>
      <text:p text:style-name="P6"/>
      <text:p text:style-name="P5">7 - Caso de Uso P.D.7 – Validar sugestão de Banca</text:p>
      <text:p text:style-name="P5">ID: P.D.7</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validar sugestão de banca</text:span><text:span text:style-name="T4">.</text:span></text:p>
      <text:p text:style-name="P9"/>
      <text:p text:style-name="P11"><text:span text:style-name="T2">Descrição: </text:span>A lista contendo nomes sugeridos para composição de banca deverá ser validada necessariamente pela Coordenação (CPG). O aluno também poderá informar ao sistema a sua conformidade com a lista.</text:p>
      <text:p text:style-name="P11"/>
      <text:p text:style-name="P5">7.1<text:tab/>Fluxo Básico</text:p>
      <text:p text:style-name="P5"/>
      <text:p text:style-name="P10"><text:span text:style-name="T6">01 <text:s/>Iniciar caso de uso </text:span><text:span text:style-name="T7">Selecionar Banca</text:span><text:span text:style-name="T6">;</text:span></text:p>
      <text:p text:style-name="P6">02 <text:s/>Coordenação valida Banca e requisita a confirmação da operação;</text:p>
      <text:p text:style-name="P6">03 <text:s/>Sistema confirma a operação, disponibilizando banca examinadora.</text:p>
      <text:p text:style-name="P6"/>
      <text:p text:style-name="P5">7.2<text:tab/>Fluxo Alternativo</text:p>
      <text:p text:style-name="P5"/>
      <text:p text:style-name="P6">Não possui fluxo alternativo.</text:p>
      <text:p text:style-name="P6"/>
      <text:p text:style-name="P10"><text:span text:style-name="T8">Referência:</text:span><text:span text:style-name="T9"> <text:s/>RN 5.7, P.D.6.</text:span></text:p>
      <text:p text:style-name="P5"/>
      <text:p text:style-name="P5"><text:tab/></text:p>
      <text:p text:style-name="P5">8 - Caso de Uso P.D.8 – Criar Categoria do Motivo</text:p>
      <text:p text:style-name="P5">ID: P.D.8</text:p>
      <text:p text:style-name="P6"><text:span text:style-name="T2">Atores:</text:span><text:span text:style-name="T1"> <text:s/>Coordenação</text:span></text:p>
      <text:p text:style-name="P7"/>
      <text:p text:style-name="P8"><text:span text:style-name="T2">Propósito:</text:span><text:span text:style-name="T1"> </text:span><text:span text:style-name="T3">Este caso de uso tem como função criar categorias do motivos para alteração de previsão de defesa</text:span><text:span text:style-name="T4">.</text:span></text:p>
      <text:p text:style-name="P9"/>
      <text:p text:style-name="P6"><text:span text:style-name="T5">Descrição: </text:span>Este caso de uso permite, à Coordenação, cadastrar Categoria do Motivo para Alteração de Previsão de Defesa.</text:p>
      <text:p text:style-name="P5"/>
      <text:p text:style-name="P5">8.1<text:tab/>Fluxo Básico</text:p>
      <text:p text:style-name="P5"/>
      <text:p text:style-name="P6">01 <text:s/>Coordenação preenche as informações da Categoria do Motivo;</text:p>
      <text:p text:style-name="P6">02 <text:s/>Coordenação requisita a confirmação da operação;</text:p>
      <text:p text:style-name="P6">03 <text:s/>Sistema confirma a operação, criando a Categoria do Motivo.</text:p>
      <text:p text:style-name="P6"/>
      <text:p text:style-name="P5">8.2<text:tab/>Fluxo Alternativo</text:p>
      <text:p text:style-name="P5"/>
      <text:p text:style-name="P6">No item 02, o sistema exibe mensagem contendo campos obrigatórios que não foram preenchidos e aqueles contendo informações inconsistentes, o sistema sugere que sejam fornecidas e alteradas, respectivamente.</text:p>
      <text:p text:style-name="P5"/>
      <text:p text:style-name="P10"><text:span text:style-name="T8">Referência: </text:span><text:span text:style-name="T6">Não se aplica.</text:span></text:p>
      <text:p text:style-name="P5"/>
      <text:p text:style-name="P5"/>
      <text:p text:style-name="P5">9 - Caso de Uso P.D.9 – Excluir Categoria do Motivo</text:p>
      <text:p text:style-name="P5">ID: P.D.9</text:p>
      <text:p text:style-name="P6"><text:span text:style-name="T2">Atores:</text:span><text:span text:style-name="T1"> <text:s/>Coordenação</text:span></text:p>
      <text:p text:style-name="P7"/>
      <text:p text:style-name="P8"><text:span text:style-name="T2">Propósito:</text:span><text:span text:style-name="T1"> </text:span><text:span text:style-name="T3">Este caso de uso tem como função excluir Categoria do Motivo para Alteração de Previsão de Defesa.</text:span></text:p>
      <text:p text:style-name="P9"/>
      <text:p text:style-name="P6"><text:span text:style-name="T5">Descrição: </text:span>Este caso de uso permite, à Coordenação, excluir as categorias referentes aos motivos de Alteração de Defesa.</text:p>
      <text:p text:style-name="P6"/>
      <text:p text:style-name="P5">9.1<text:tab/>Fluxo Básico</text:p>
      <text:p text:style-name="P5"/>
      <text:p text:style-name="P10"><text:span text:style-name="T6">01 <text:s/>Iniciar caso de uso </text:span><text:span text:style-name="T7">Selecionar Categoria do Motivo</text:span><text:span text:style-name="T6">;</text:span></text:p>
      <text:p text:style-name="P6">02 <text:s/>Coordenação requisita a confirmação da operação;</text:p>
      <text:p text:style-name="P6">03 <text:s/>Sistema confirma a operação, excluindo a Categoria do Motivo.</text:p>
      <text:p text:style-name="P6"/>
      <text:p text:style-name="P5">9.2<text:tab/>Fluxo Alternativo</text:p>
      <text:p text:style-name="P5"/>
      <text:p text:style-name="P6">No item 2, o sistema exibe mensagem informando que a Categoria informada para exclusão, não poderá ser excluída pois existem alterações de defesas relacionadas a ela.</text:p>
      <text:p text:style-name="P6"/>
      <text:p text:style-name="P10"><text:span text:style-name="T8">Referência: </text:span><text:span text:style-name="T6">Não se aplica.</text:span></text:p>
      <text:p text:style-name="P5"/>
      <text:p text:style-name="P5"/>
      <text:p text:style-name="P10"><text:span text:style-name="T8">10 -</text:span><text:span text:style-name="T6"> </text:span><text:span text:style-name="T8">Caso de Uso P.D.10 - Selecionar Categoria do Motivo</text:span></text:p>
      <text:p text:style-name="P5">ID: P.D.10</text:p>
      <text:p text:style-name="P6"><text:span text:style-name="T2">Atores:</text:span><text:span text:style-name="T1"> <text:s/>Coordenação</text:span></text:p>
      <text:p text:style-name="P7"/>
      <text:p text:style-name="P8"><text:span text:style-name="T2">Propósito:</text:span><text:span text:style-name="T1"> </text:span><text:span text:style-name="T3">Este caso de uso tem como função selecionar Categoria do Motivo para Alteração de Previsão de Defesa.</text:span></text:p>
      <text:p text:style-name="P9"/>
      <text:p text:style-name="P6"><text:span text:style-name="T5">Descrição: </text:span>Operação executada, pela Coordenação, para selecionar uma Categoria do Motivo existente.</text:p>
      <text:p text:style-name="P5"/>
      <text:p text:style-name="P5">10.1<text:tab/>Fluxo Básico</text:p>
      <text:p text:style-name="P5"/>
      <text:p text:style-name="P6">01 <text:s/>Coordenação preenche as informações para selecionar uma Categoria do Motivo;</text:p>
      <text:p text:style-name="P6">02 <text:s/>Sistema disponibiliza o(s) motivo(s) de acordo com as informações;</text:p>
      <text:p text:style-name="P6">03 <text:s/>Coordenação seleciona o motivo;</text:p>
      <text:p text:style-name="P6">04 <text:s/>Coordenação requisita a confirmação da operação;</text:p>
      <text:p text:style-name="P6">05 <text:s/>Sistema confirma a operação, selecionando o motivo.</text:p>
      <text:p text:style-name="P5"/>
      <text:p text:style-name="P5">10.2<text:tab/>Fluxo Alternativo</text:p>
      <text:p text:style-name="P5"/>
      <text:p text:style-name="P6">No item 01, o sistema exibe mensagem contendo campos obrigatórios que não foram preenchidos e aqueles contendo informações inconsistentes, o sistema sugere que sejam fornecidas e alteradas, respectivamente.</text:p>
      <text:p text:style-name="P6"/>
      <text:p text:style-name="P10"><text:span text:style-name="T8">Referência: </text:span><text:span text:style-name="T6">Não se aplica.</text:span></text:p>
      <text:p text:style-name="P5"/>
      <text:p text:style-name="P14">11 - Caso de Uso P.D.11 - Selecionar Banca</text:p>
      <text:p text:style-name="P5">ID: P.D.11</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selecionar a banca.</text:span></text:p>
      <text:p text:style-name="P9"/>
      <text:p text:style-name="P6"><text:span text:style-name="T5">Descrição: </text:span>Operação executada, pela Coordenação, para selecionar uma Banca existente.</text:p>
      <text:p text:style-name="P5"/>
      <text:p text:style-name="P5">11.1<text:tab/>Fluxo Básico</text:p>
      <text:p text:style-name="P5"/>
      <text:p text:style-name="P6">01 <text:s/>Coordenação preenche as informações para selecionar a Banca;</text:p>
      <text:p text:style-name="P6">02 <text:s/>Sistema disponibiliza a(s) Banca(s) de acordo com as informações;</text:p>
      <text:p text:style-name="P6">03 <text:s/>Coordenação seleciona a Banca;</text:p>
      <text:p text:style-name="P6">04 <text:s/>Coordenação requisita a confirmação da operação;</text:p>
      <text:p text:style-name="P6">05 <text:s/>Sistema confirma a operação, selecionando a Banca.</text:p>
      <text:p text:style-name="P5"/>
      <text:p text:style-name="P5">11.2<text:tab/>Fluxo Alternativo</text:p>
      <text:p text:style-name="P5"><text:tab/></text:p>
      <text:p text:style-name="P6">No item 01, o sistema exibe mensagem contendo campos obrigatórios que não foram preenchidos e aqueles contendo informações inconsistentes, o sistema sugere que sejam fornecidas e alteradas, respectivamente.</text:p>
      <text:p text:style-name="P6"/>
      <text:p text:style-name="P10"><text:span text:style-name="T8">Referência: </text:span><text:span text:style-name="T6">Não se aplica.</text:span></text:p>
      <text:p text:style-name="P5"/>
      <text:p text:style-name="P6"/>
      <text:p text:style-name="P5">12 - Caso de Uso P.D.12 - Selecionar Coordenador</text:p>
      <text:p text:style-name="P5">ID: P.D.12</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selecionar um coordenador para uma Banca.</text:span></text:p>
      <text:p text:style-name="P9"/>
      <text:p text:style-name="P6"><text:span text:style-name="T5">Descrição: </text:span>Operação executada, pela Coordenação, para selecionar um coordenador da Banca.</text:p>
      <text:p text:style-name="P5"/>
      <text:p text:style-name="P5">12.1<text:tab/>Fluxo Básico</text:p>
      <text:p text:style-name="P6"/>
      <text:p text:style-name="P10"><text:span text:style-name="T6">01 <text:s/>Iniciar caso de uso </text:span><text:span text:style-name="T7">Selecionar Banca</text:span><text:span text:style-name="T6">;</text:span></text:p>
      <text:p text:style-name="P6">02 <text:s/>Coordenação preenche as informações para selecionar o Coordenador;</text:p>
      <text:p text:style-name="P6">03 <text:s/>Sistema disponibiliza o(s) Coordenador(es) de acordo com as informações;</text:p>
      <text:p text:style-name="P6">04 <text:s/>Coordenação seleciona o Coordenador;</text:p>
      <text:p text:style-name="P6">05 <text:s/>Coordenação requisita a confirmação da operação;</text:p>
      <text:p text:style-name="P6">06 <text:s/>Sistema confirma a operação, selecionando o Coordenador.</text:p>
      <text:p text:style-name="P6"/>
      <text:p text:style-name="P5">12.2<text:tab/>Fluxo Alternativo</text:p>
      <text:p text:style-name="P5"/>
      <text:p text:style-name="P6">No item 05, o sistema exibe mensagem que o coordenador selecionado não esta disponível, sugere que selecione outro.</text:p>
      <text:p text:style-name="P5"/>
      <text:p text:style-name="P10"><text:span text:style-name="T8">Referência: </text:span><text:span text:style-name="T6">Não se aplica.</text:span></text:p>
      <text:p text:style-name="P5"/>
      <text:p text:style-name="P5"/>
      <text:p text:style-name="P5">13 - Caso de Uso P.D.13 - Selecionar Membro da Banca</text:p>
      <text:p text:style-name="P5">ID: P.D.13</text:p>
      <text:p text:style-name="P6"><text:span text:style-name="T2">Atores:</text:span><text:span text:style-name="T1"> Aluno e Participante</text:span></text:p>
      <text:p text:style-name="P7"/>
      <text:p text:style-name="P8"><text:span text:style-name="T2">Propósito:</text:span><text:span text:style-name="T1"> </text:span><text:span text:style-name="T3">Este caso de uso tem como função selecionar membros para Banca.</text:span></text:p>
      <text:p text:style-name="P9"/>
      <text:p text:style-name="P6"><text:span text:style-name="T5">Descrição: </text:span>Operação executada, pelo Aluno e pela Coordenação, para selecionar um membro da banca existente.</text:p>
      <text:p text:style-name="P6"/>
      <text:p text:style-name="P5">13.1<text:tab/>Fluxo Básico</text:p>
      <text:p text:style-name="P5"/>
      <text:p text:style-name="P6">01 <text:s/>Aluno preenche as informações para selecionar um membro;</text:p>
      <text:p text:style-name="P6">02 <text:s/>Sistema disponibiliza o(s) membro(s) de acordo com as informações;</text:p>
      <text:p text:style-name="P6">03 <text:s/>Participante seleciona o membro;</text:p>
      <text:p text:style-name="P6">04 <text:s/>Participante requisita a confirmação da operação;</text:p>
      <text:p text:style-name="P6">05 <text:s/>Sistema confirma a operação, selecionando o membro da banca.</text:p>
      <text:p text:style-name="P6"/>
      <text:p text:style-name="P5">13.2<text:tab/>Fluxo Alternativo</text:p>
      <text:p text:style-name="P5"/>
      <text:p text:style-name="P6">No item 02, o sistema exibe mensagem contendo campos obrigatórios que não foram preenchidos e aqueles contendo informações inconsistentes, o sistema sugere que sejam fornecidas e alteradas, respectivamente.</text:p>
      <text:p text:style-name="P5"/>
      <text:p text:style-name="P10"><text:span text:style-name="T8">Referência: </text:span><text:span text:style-name="T6">Não se aplica.</text:span></text:p>
      <text:p text:style-name="P5"/>
      <text:p text:style-name="P5"/>
      <text:p text:style-name="P5">14 - <text:s/>Caso de Uso P.D.14 - Registrar Orientação</text:p>
      <text:p text:style-name="P5">ID: P.D.14</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registrar todas as relações entre orientando e orientador.</text:span></text:p>
      <text:p text:style-name="P9"/>
      <text:p text:style-name="P6"><text:span text:style-name="T5">Descrição: </text:span><text:span text:style-name="T4">A Coordenação deverá registrar todas as relações entre orientando e orientador no sistema através deste caso de uso. Um aluno, ao ser matriculado, não possui orientador. Esta definição tem um prazo máximo para ocorrer. Contudo, ao longo do tempo, um aluno pode “passar” por diferentes orientadores. Todo orientador está associado a um período de credenciamento no qual este está autorizado a exercer a atividade de orientação. Convém ressaltar que todo aluno pode ter zero ou mais co-orientadores.</text:span></text:p>
      <text:p text:style-name="P6"/>
      <text:p text:style-name="P5">14.1<text:tab/>Fluxo Básico</text:p>
      <text:p text:style-name="P5"/>
      <text:p text:style-name="P10"><text:span text:style-name="T6">01 <text:s/>Iniciar caso de uso </text:span><text:span text:style-name="T7">Selecionar Docente</text:span><text:span text:style-name="T6">; </text:span></text:p>
      <text:p text:style-name="P10"><text:span text:style-name="T6">02 <text:s/>Iniciar caso de uso </text:span><text:span text:style-name="T7">Selecionar Trabalho</text:span><text:span text:style-name="T6">, objeto de orientação;</text:span></text:p>
      <text:p text:style-name="P6">03 <text:s/>Coordenação preenche as informações necessárias para Registrar Orientação;</text:p>
      <text:p text:style-name="P6">04 <text:s/>Coordenação requisita a confirmação da operação;</text:p>
      <text:p text:style-name="P6">05 <text:s/>Sistema confirma a operação, registrando a Orientação.</text:p>
      <text:p text:style-name="P6"/>
      <text:p text:style-name="P5">14.2<text:tab/>Fluxo Alternativo</text:p>
      <text:p text:style-name="P5"><text:tab/></text:p>
      <text:p text:style-name="P6">No item 01, caso o Docente não seja credenciado como um dos membros do Corpo Docente, o sistema solicita que seja selecionado outro Docente;</text:p>
      <text:p text:style-name="P6">No item 01, caso o Docente não esteja disponível, o sistema informa que a Coordenação selecione outro Docente;</text:p>
      <text:p text:style-name="P6">No item 04, caso o Aluno esteja num período além do primeiro ou segundo, dependendo da coordenadoria, o caso de uso termina. <text:s/></text:p>
      <text:p text:style-name="P6">No item 04, o sistema exibe mensagem contendo campos obrigatórios que não foram preenchidos e aqueles contendo informações inconsistentes, o sistema sugere que sejam fornecidas e alteradas, respectivamente.</text:p>
      <text:p text:style-name="P6"/>
      <text:p text:style-name="P10"><text:span text:style-name="T8">Referência: </text:span><text:span text:style-name="T6">RN 3.9, </text:span><text:span text:style-name="T6">RN 3.10, </text:span><text:span text:style-name="T6">RN 3.11,</text:span><text:span text:style-name="T6"> RN 3.12, RN 3.18, RN 3.19</text:span><text:span text:style-name="T6">.</text:span></text:p>
      <text:p text:style-name="P5"/>
      <text:p text:style-name="P5"/>
      <text:p text:style-name="P5">15 - Caso de Uso P.D.15 - Registrar Co-orientador</text:p>
      <text:p text:style-name="P5">ID: P.D.15</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registrar um Co-orientador para um aluno.</text:span></text:p>
      <text:p text:style-name="P9"/>
      <text:p text:style-name="P6"><text:span text:style-name="T5">Descrição: </text:span>A Coordenação cadastra um Co-orientador para um aluno.</text:p>
      <text:p text:style-name="P6"/>
      <text:p text:style-name="P5">15.1<text:tab/>Fluxo Básico</text:p>
      <text:p text:style-name="P5"/>
      <text:p text:style-name="P10"><text:span text:style-name="T6">01 <text:s/>Iniciar caso de uso </text:span><text:span text:style-name="T7">Selecionar Docente</text:span><text:span text:style-name="T6">;</text:span></text:p>
      <text:p text:style-name="P10"><text:span text:style-name="T6">02 <text:s/>Iniciar caso de uso </text:span><text:span text:style-name="T7">Selecionar Trabalho</text:span><text:span text:style-name="T6">, objeto de orientação;</text:span></text:p>
      <text:p text:style-name="P6">03 <text:s/>Coordenação preenche as informações necessárias para Registrar Co-orientador;</text:p>
      <text:p text:style-name="P6">04 <text:s/>Coordenação requisita a confirmação da operação;</text:p>
      <text:p text:style-name="P6">05 <text:s/>Sistema confirma a operação.</text:p>
      <text:p text:style-name="P6"/>
      <text:p text:style-name="P5">15.2<text:tab/>Fluxo Alternativo</text:p>
      <text:p text:style-name="P5"/>
      <text:p text:style-name="P6">No item 01, caso o Docente não esteja disponível, o sistema informa que a Coordenação selecione outro Docente;</text:p>
      <text:p text:style-name="P6">No item 04, o sistema exibe mensagem contendo campos obrigatórios que não foram preenchidos e aqueles contendo informações inconsistentes, o sistema sugere que sejam fornecidas e alteradas, respectivamente.</text:p>
      <text:p text:style-name="P5"/>
      <text:p text:style-name="P10"><text:span text:style-name="T8">Referência: </text:span><text:span text:style-name="T6">RN 3.15, RN 3.16, RN 3.17.</text:span></text:p>
      <text:p text:style-name="P6"/>
      <text:p text:style-name="P6"/>
      <text:p text:style-name="P5">16 - Caso de Uso P.D.16 - Registrar Trabalho</text:p>
      <text:p text:style-name="P5">ID: P.D.16</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registrar trabalhos dos alunos.</text:span></text:p>
      <text:p text:style-name="P9"/>
      <text:p text:style-name="P6"><text:span text:style-name="T5">Descrição: </text:span>A Coordenação registra um Trabalho genérico. Este Trabalho pode ser, por exemplo, Projeto de Pesquisa, Relatório de Reuniões, Dissertações, Teses, etc. Cada Trabalho contém um tipo e a ele está associado um registro de Descrição.</text:p>
      <text:p text:style-name="P5"/>
      <text:p text:style-name="P5">16.1<text:tab/>Fluxo Básico</text:p>
      <text:p text:style-name="P5"/>
      <text:p text:style-name="P6">01 <text:s/>Coordenação preenche o tipo de trabalho a ser registrado; </text:p>
      <text:p text:style-name="P6">02 <text:s/>Iniciar o caso de uso Selecionar Aluno;</text:p>
      <text:p text:style-name="P6">03 <text:s/>Coordenação requisita a confirmação da operação;</text:p>
      <text:p text:style-name="P6">04 <text:s/>Sistema confirma a operação;</text:p>
      <text:p text:style-name="P6">05 <text:s/>Iniciar o caso de uso Registrar Descrição do Trabalho.</text:p>
      <text:p text:style-name="P6"/>
      <text:p text:style-name="P5">16.2<text:tab/>Fluxo Alternativo</text:p>
      <text:p text:style-name="P5"/>
      <text:p text:style-name="P6">No item 01, o sistema exibe mensagem contendo campos obrigatórios que não foram preenchidos e aqueles contendo informações inconsistentes, o sistema sugere que sejam fornecidas e alteradas, respectivamente.</text:p>
      <text:p text:style-name="P6"/>
      <text:p text:style-name="P10"><text:span text:style-name="T8">Referência: </text:span><text:span text:style-name="T6">RN 15.1, RN 15.2, RN 4.3.</text:span></text:p>
      <text:p text:style-name="P5"/>
      <text:p text:style-name="P5"/>
      <text:p text:style-name="P5">17 - Caso de Uso P.D.17 - Selecionar Trabalho</text:p>
      <text:p text:style-name="P5">ID: P.D.17</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selecionar um trabalho.</text:span></text:p>
      <text:p text:style-name="P9"/>
      <text:p text:style-name="P6"><text:span text:style-name="T5">Descrição: </text:span>Operação executada, pela Coordenação, para selecionar um trabalho.</text:p>
      <text:p text:style-name="P5"/>
      <text:p text:style-name="P5">17.1<text:tab/>Fluxo Básico</text:p>
      <text:p text:style-name="P5"/>
      <text:p text:style-name="P6">01 <text:s/>Coordenação preenche as informações para selecionar um Trabalho;</text:p>
      <text:p text:style-name="P6">02 <text:s/>Sistema disponibiliza o(s) Trabalho(s) de acordo com as informações;</text:p>
      <text:p text:style-name="P6">03 <text:s/>Coordenação seleciona o Trabalho;</text:p>
      <text:p text:style-name="P6">04 <text:s/>Coordenação requisita a confirmação da operação;</text:p>
      <text:p text:style-name="P6">05 <text:s/>Sistema confirma a operação, selecionando o Trabalho.</text:p>
      <text:p text:style-name="P5"/>
      <text:p text:style-name="P5">17.2<text:tab/>Fluxo Alternativo</text:p>
      <text:p text:style-name="P5"/>
      <text:p text:style-name="P6">No item 01, o sistema exibe mensagem contendo campos obrigatórios que não foram preenchidos e aqueles contendo informações inconsistentes, o sistema sugere que sejam fornecidas e alteradas, respectivamente.</text:p>
      <text:p text:style-name="P6"/>
      <text:p text:style-name="P10"><text:span text:style-name="T8">Referência: </text:span><text:span text:style-name="T6">Não se aplica.</text:span></text:p>
      <text:p text:style-name="P6"/>
      <text:p text:style-name="P6"/>
      <text:p text:style-name="P5">18 - Caso de Uso P.D.18 - <text:s/>Registrar Descrição do Trabalho</text:p>
      <text:p text:style-name="P5">ID: P.D.18</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registrar um resumo de trabalho.</text:span></text:p>
      <text:p text:style-name="P9"/>
      <text:p text:style-name="P6"><text:span text:style-name="T5">Descrição: </text:span>A Coordenação registra uma Descrição do Trabalho que contém um resumo.</text:p>
      <text:p text:style-name="P5"/>
      <text:p text:style-name="P5">18.1<text:tab/>Fluxo Básico</text:p>
      <text:p text:style-name="P5"/>
      <text:p text:style-name="P10"><text:span text:style-name="T6">01 <text:s/>Iniciar o caso de uso </text:span><text:span text:style-name="T7">Selecionar Trabalho</text:span><text:span text:style-name="T6">;</text:span></text:p>
      <text:p text:style-name="P10"><text:span text:style-name="T6">02 <text:s/>Iniciar o caso de uso </text:span><text:span text:style-name="T7">Inserir Arquivo(arquivo contendo o resumo do trabalho)</text:span><text:span text:style-name="T6">;</text:span></text:p>
      <text:p text:style-name="P6">03 <text:s/>Coordenação requisita a confirmação da operação;</text:p>
      <text:p text:style-name="P6">04 <text:s/>Sistema confirma a operação.</text:p>
      <text:p text:style-name="P6"/>
      <text:p text:style-name="P5">18.2<text:tab/>Fluxo Alternativo</text:p>
      <text:p text:style-name="P5"/>
      <text:p text:style-name="P6">Não possui fluxo alternativo.</text:p>
      <text:p text:style-name="P6"/>
      <text:p text:style-name="P10"><text:span text:style-name="T8">Referência: </text:span><text:span text:style-name="T6">Não se aplica.</text:span></text:p>
      <text:p text:style-name="P5"/>
      <text:p text:style-name="P5"/>
      <text:p text:style-name="P5">19 - <text:s/>Caso de Uso P.D.19 - <text:s/>Inserir Arquivo</text:p>
      <text:p text:style-name="P5">ID: P.D.19</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inserir na base de dados um arquivo.</text:span></text:p>
      <text:p text:style-name="P9"/>
      <text:p text:style-name="P6"><text:span text:style-name="T5">Descrição: </text:span>A Coordenação insere na base de dados um arquivo.</text:p>
      <text:p text:style-name="P5"/>
      <text:p text:style-name="P5">19.1<text:tab/>Fluxo Básico</text:p>
      <text:p text:style-name="P6"/>
      <text:p text:style-name="P6">01 <text:s/>Coordenação seleciona um Arquivo;</text:p>
      <text:p text:style-name="P6">02 <text:s/>Coordenação requisita a confirmação da operação;</text:p>
      <text:p text:style-name="P6">03 <text:s/>Sistema confirma a operação, inserindo um Arquivo.</text:p>
      <text:p text:style-name="P6"/>
      <text:p text:style-name="P5">19.2<text:tab/>Fluxo Alternativo</text:p>
      <text:p text:style-name="P5"/>
      <text:p text:style-name="P6">No item 02, o sistema exibe mensagem informando que o arquivo selecionado não foi inserido e o caso de uso termina.</text:p>
      <text:p text:style-name="P5"/>
      <text:p text:style-name="P10"><text:span text:style-name="T8">Referência: </text:span><text:span text:style-name="T6">Não se aplica.</text:span></text:p>
      <text:p text:style-name="P5"/>
      <text:p text:style-name="P5"/>
      <text:p text:style-name="P5">20 - Caso de Uso P.D.20 – Enviar Informes de Defesa</text:p>
      <text:p text:style-name="P5">ID: P.D.20</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enviar, automaticamente, informes sobre defesas para a banca <text:s/>examinadora e para o aluno.</text:span></text:p>
      <text:p text:style-name="P9"/>
      <text:p text:style-name="P6"><text:span text:style-name="T5">Descrição: </text:span>A Coordenação envia um informe para a banca examinadora e para o aluno, obedecendo ao período descrito na resolução da UFG. O sistema deverá realizar essa tarefa automaticamente.</text:p>
      <text:p text:style-name="P5"/>
      <text:p text:style-name="P5">20.1<text:tab/>Fluxo Básico</text:p>
      <text:p text:style-name="P5"/>
      <text:p text:style-name="P10"><text:span text:style-name="T6">01 <text:s/>Iniciar o caso de uso </text:span><text:span text:style-name="T7">Criar Informe, </text:span><text:span text:style-name="T6">constando o período de Previsão;</text:span></text:p>
      <text:p text:style-name="P6">02 <text:s/>Iniciar o caso de uso Selecionar Usuário (Destinatário);</text:p>
      <text:p text:style-name="P6">03 <text:s/>Coordenação requisita a confirmação da operação;</text:p>
      <text:p text:style-name="P6">04 <text:s/>Sistema confirma a operação e envia o Informe.</text:p>
      <text:p text:style-name="P6"/>
      <text:p text:style-name="P5">20.2<text:tab/>Fluxo Alternativo</text:p>
      <text:p text:style-name="P5"/>
      <text:p text:style-name="P6">No item 01, o sistema exibe mensagem informando que o período é inválido e sugere que seja alterado o período.</text:p>
      <text:p text:style-name="P6"/>
      <text:p text:style-name="P10"><text:span text:style-name="T8">Referência: </text:span><text:span text:style-name="T6">Não se aplica.</text:span></text:p>
      <text:p text:style-name="P5"/>
      <text:p text:style-name="P5"/>
      <text:p text:style-name="P5">21 - Caso de Uso P.D.21 – Registrar Entrega da Versão Final</text:p>
      <text:p text:style-name="P5">ID: P.D.21</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registrar a entrega de versão final e enviar informes ao responsável por acompanhar as correções e para o aluno.</text:span></text:p>
      <text:p text:style-name="P9"/>
      <text:p text:style-name="P6"><text:span text:style-name="T5">Descrição: </text:span>A Coordenação envia um informe para o responsável por acompanhar as correções solicitadas e para o aluno, obedecendo ao período descrito na resolução da UFG. O sistema deverá realizar essa tarefa automaticamente.</text:p>
      <text:p text:style-name="P6"/>
      <text:p text:style-name="P5">21.1<text:tab/>Fluxo Básico</text:p>
      <text:p text:style-name="P5"/>
      <text:p text:style-name="P10"><text:span text:style-name="T6">01 <text:s/>Iniciar o caso de uso </text:span><text:span text:style-name="T7">Criar Informe</text:span><text:span text:style-name="T6">, constando à data de entrega;</text:span></text:p>
      <text:p text:style-name="P6">02 <text:s/>Iniciar o caso de uso Selecionar Usuário (Destinatário);</text:p>
      <text:p text:style-name="P6">03 <text:s/>Coordenação requisita a confirmação da operação;</text:p>
      <text:p text:style-name="P6">04 <text:s/>Sistema confirma a operação e envia o Informe.</text:p>
      <text:p text:style-name="P5"/>
      <text:p text:style-name="P5">21.2<text:tab/>Fluxo Alternativo</text:p>
      <text:p text:style-name="P5"/>
      <text:p text:style-name="P6">No item 01, o sistema exibe mensagem informando que a data é inválida e sugere que seja alterada a data.</text:p>
      <text:p text:style-name="P15"><text:span text:style-name="T13">Referência:</text:span><text:span text:style-name="T11"> </text:span><text:span text:style-name="T14">RN 5.15</text:span></text:p>
      <text:p text:style-name="P6"/>
      <text:p text:style-name="P6"/>
      <text:p text:style-name="P5">22 - Caso de Uso P.D.22 – Registrar Trabalho para Defesa</text:p>
      <text:p text:style-name="P5">ID: P.D.22</text:p>
      <text:p text:style-name="P6"><text:span text:style-name="T2">Atores:</text:span><text:span text:style-name="T1"> Coordenação</text:span></text:p>
      <text:p text:style-name="P7"/>
      <text:p text:style-name="P8"><text:span text:style-name="T2">Propósito:</text:span><text:span text:style-name="T1"> </text:span><text:span text:style-name="T3">Este caso de uso tem como função registrar a entrega de exemplares de Trabalho Final para fins de defesa.</text:span></text:p>
      <text:p text:style-name="P9"/>
      <text:p text:style-name="P6"><text:span text:style-name="T5">Descrição: </text:span>A Coordenação registra os exemplares do Trabalho Final e a versão eletrônica para fins de defesa pertencente ao Aluno.<text:tab/>A data de recepção dos exemplares do Trabalho Final deverá ser informada para a contagem de prazo para defesa.</text:p>
      <text:p text:style-name="P5"/>
      <text:p text:style-name="P5"/>
      <text:p text:style-name="P5"/>
      <text:p text:style-name="P5">22.1<text:tab/>Fluxo Básico</text:p>
      <text:p text:style-name="P5"/>
      <text:p text:style-name="P10"><text:span text:style-name="T6">01 <text:s/>Iniciar o caso de uso </text:span><text:span text:style-name="T7">Selecionar Aluno</text:span><text:span text:style-name="T6">;</text:span></text:p>
      <text:p text:style-name="P6">02 <text:s/>Coordenação preenche informações necessárias para registrar Trabalho;</text:p>
      <text:p text:style-name="P6">03 <text:s/>Iniciar o caso de uso Inserir Arquivo;</text:p>
      <text:p text:style-name="P6">04 <text:s/>Coordenação requisita a confirmação da operação;</text:p>
      <text:p text:style-name="P6">05 <text:s/>Sistema confirma a operação, registrando o Trabalho para Defesa.</text:p>
      <text:p text:style-name="P5"/>
      <text:p text:style-name="P5">22.2<text:tab/>Fluxo Alternativo</text:p>
      <text:p text:style-name="P16"/>
      <text:p text:style-name="P6">No item 02, o sistema exibe mensagem contendo campos obrigatórios que não foram preenchidos e aqueles contendo informações inconsistentes, o sistema sugere que sejam fornecidas e alteradas, respectivamente.</text:p>
      <text:p text:style-name="P17">No item 04, caso o Aluno não entregue o número de exemplares definido pelo regulamento específico do programa, o caso de uso termina.</text:p>
      <text:p text:style-name="P16"/>
      <text:p text:style-name="P18"><text:span text:style-name="T8">Referência: </text:span><text:span text:style-name="T6">RN 5.6, RN 5.12</text:span></text:p>
      <text:p text:style-name="P16"/>
      <text:p text:style-name="P16"/>
      <text:p text:style-name="P1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NewRoman" fo:font-size="13pt" style:font-size-asian="13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Footer">
      <style:paragraph-properties fo:text-align="end" style:justify-single-word="false"/>
      <style:text-properties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UC-Defesa - Versão 0.1</text:p>
      </style:header>
      <style:footer>
        <text:p text:style-name="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meta:initial-creator>Y K</meta:initial-creator>
    <meta:creation-date>2006-06-04T16:08:13</meta:creation-date>
    <dc:date>2006-06-09T00:05:16</dc:date>
    <dc:language>pt-BR</dc:language>
    <meta:editing-cycles>71</meta:editing-cycles>
    <meta:editing-duration>PT6H29M30S</meta:editing-duration>
    <meta:user-defined meta:name="Info 1"/>
    <meta:user-defined meta:name="Info 2"/>
    <meta:user-defined meta:name="Info 3"/>
    <meta:user-defined meta:name="Info 4"/>
    <meta:document-statistic meta:table-count="1" meta:image-count="0" meta:object-count="0" meta:page-count="13" meta:paragraph-count="323" meta:word-count="3193" meta:character-count="20219"/>
  </office:meta>
</office:document-meta>
</file>